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9f5f" officeooo:paragraph-rsid="00059f5f"/>
    </style:style>
    <style:style style:name="P2" style:family="paragraph" style:parent-style-name="Standard">
      <style:text-properties officeooo:rsid="0007797c" officeooo:paragraph-rsid="0007797c"/>
    </style:style>
    <style:style style:name="P3" style:family="paragraph" style:parent-style-name="Heading_20_2">
      <style:text-properties officeooo:rsid="0007797c" officeooo:paragraph-rsid="0007797c"/>
    </style:style>
    <style:style style:name="P4" style:family="paragraph" style:parent-style-name="Text_20_body">
      <style:text-properties officeooo:rsid="0007797c" officeooo:paragraph-rsid="0007797c"/>
    </style:style>
    <style:style style:name="P5" style:family="paragraph" style:parent-style-name="Text_20_body">
      <style:text-properties officeooo:rsid="0007797c"/>
    </style:style>
    <style:style style:name="P6" style:family="paragraph" style:parent-style-name="Heading_20_2">
      <style:text-properties officeooo:rsid="0007797c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digmas de Programacion</text:p>
      <text:p text:style-name="P1"/>
      <text:p text:style-name="P1">Maciel Vigneau</text:p>
      <text:p text:style-name="P1"/>
      <text:p text:style-name="P2">Actividad 1</text:p>
      <text:p text:style-name="P2"/>
      <text:h text:style-name="P3" text:outline-level="2"><text:span text:style-name="Strong_20_Emphasis"><text:span text:style-name="T1">Generalización simbólica (reglas escritas del lenguaje)</text:span></text:span></text:h>
      <text:p text:style-name="P4">En JavaScript, orientado a objetos con <text:span text:style-name="Strong_20_Emphasis">prototipos</text:span>, las reglas centrales que definen cómo se programa son:</text:p>
      <text:p text:style-name="P4"><text:span text:style-name="Strong_20_Emphasis">El modelo de objetos está basado en prototipos</text:span><text:line-break/>Es decir, en lugar de tener “clases” tradicionales, los objetos pueden <text:span text:style-name="Strong_20_Emphasis">heredar directamente de otros objetos</text:span>.<text:line-break/>Cada objeto tiene un <text:span text:style-name="Strong_20_Emphasis">[[Prototype]]</text:span> (o <text:span text:style-name="Source_20_Text">__proto__</text:span>), que funciona como su “plantilla”.</text:p>
      <text:p text:style-name="P4"><text:span text:style-name="Strong_20_Emphasis">Las funciones pueden actuar como constructores</text:span><text:line-break/>Con la palabra clave <text:span text:style-name="Source_20_Text">new</text:span>, una función se usa para crear objetos y asignarles un prototipo.</text:p>
      <text:p text:style-name="P4"><text:span text:style-name="Strong_20_Emphasis">Se pueden añadir propiedades y métodos dinámicamente</text:span><text:line-break/>Tanto a objetos individuales como al prototipo compartido.</text:p>
      <text:p text:style-name="P4"><text:span text:style-name="Strong_20_Emphasis">No existe tipado estático</text:span><text:line-break/>Todo es dinámico: los tipos se determinan en tiempo de ejecución.</text:p>
      <text:p text:style-name="P4"><text:span text:style-name="Strong_20_Emphasis">El encapsulamiento es opcional</text:span><text:line-break/>Porque no existen modificadores de acceso tradicionales (como <text:span text:style-name="Source_20_Text"><text:span text:style-name="T2">private</text:span></text:span><text:span text:style-name="T2"> o </text:span><text:span text:style-name="Source_20_Text"><text:span text:style-name="T2">protected</text:span></text:span><text:span text:style-name="T2"> </text:span>en Java), aunque sí existen formas modernas como <text:span text:style-name="Source_20_Text">#propiedad</text:span> para privados.</text:p>
      <text:p text:style-name="P4"><text:span text:style-name="Strong_20_Emphasis">La herencia es prototípica</text:span><text:line-break/>Se hace mediante la cadena de prototipos, no mediante clases clásicas.</text:p>
      <text:p text:style-name="P5">En resumen: las reglas escritas dicen que JavaScript no está pensado para clases desde la base, sino para <text:span text:style-name="Strong_20_Emphasis">objetos flexibles que heredan de otros objetos</text:span>.</text:p>
      <text:h text:style-name="P6" text:outline-level="2"><text:span text:style-name="Strong_20_Emphasis"><text:span text:style-name="T1">Creencias de los profesionales (lo que se considera “mejor”)</text:span></text:span></text:h>
      <text:p text:style-name="P4">En la comunidad de JS, se piensa que el modelo basado en prototipos tiene ventajas que lo diferencian de lenguajes OO tradicionales como Java, C++ o C#:</text:p>
      <text:p text:style-name="P4"><text:span text:style-name="Strong_20_Emphasis">Mayor flexibilidad</text:span><text:line-break/>Podés modificar objetos o prototipos en tiempo real. Esto da libertad para crear patrones que en otros lenguajes requerirían estructuras más rígidas.</text:p>
      <text:p text:style-name="P4"><text:span text:style-name="Strong_20_Emphasis">Menos estructura obligatoria</text:span><text:line-break/>No hace falta definir clases ni jerarquías gigantes. Se puede crear un objeto y extenderlo cuando haga falta.<text:span text:style-name="Strong_20_Emphasis">Herencia más simple</text:span><text:line-break/>Algunos programadores consideran que la herencia prototípica es más natural que la clásica, porque todo se reduce a “un objeto hereda de otro objeto”.</text:p>
      <text:p text:style-name="P4"><text:span text:style-name="Strong_20_Emphasis">Dinámico y expresivo</text:span><text:line-break/>Permite escribir código más rápido y con menos restricciones formal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6T12:51:52.380096957</meta:creation-date>
    <dc:date>2025-11-26T13:12:45.205509496</dc:date>
    <meta:editing-duration>PT10M41S</meta:editing-duration>
    <meta:editing-cycles>1</meta:editing-cycles>
    <meta:document-statistic meta:table-count="0" meta:image-count="0" meta:object-count="0" meta:page-count="1" meta:paragraph-count="17" meta:word-count="303" meta:character-count="2006" meta:non-whitespace-character-count="1720"/>
    <meta:generator>LibreOffice/25.8.3.2$Linux_X86_64 LibreOffice_project/580$Build-2</meta:generator>
  </office:meta>
</office:document-meta>
</file>